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24pt" style:text-underline-style="solid" style:text-underline-width="auto" style:text-underline-color="font-color" fo:font-weight="bold" officeooo:rsid="00089e03" officeooo:paragraph-rsid="00089e03" style:font-size-asian="24pt" style:font-weight-asian="bold" style:font-size-complex="24pt" style:font-weight-complex="bold"/>
    </style:style>
    <style:style style:name="P2" style:family="paragraph" style:parent-style-name="Standard" style:list-style-name="L1">
      <style:paragraph-properties fo:text-align="start" style:justify-single-word="false"/>
      <style:text-properties fo:font-size="12pt" style:text-underline-style="none" fo:font-weight="normal" officeooo:rsid="00089e03" officeooo:paragraph-rsid="00089e03" style:font-size-asian="10.5pt" style:font-weight-asian="normal" style:font-size-complex="12pt" style:font-weight-complex="normal"/>
    </style:style>
    <style:style style:name="P3" style:family="paragraph" style:parent-style-name="Standard" style:list-style-name="L1">
      <style:paragraph-properties fo:text-align="start" style:justify-single-word="false"/>
      <style:text-properties fo:font-size="12pt" style:text-underline-style="none" fo:font-weight="normal" officeooo:rsid="000a8bab" officeooo:paragraph-rsid="000a8bab" style:font-size-asian="10.5pt" style:font-weight-asian="normal" style:font-size-complex="12pt" style:font-weight-complex="normal"/>
    </style:style>
    <style:style style:name="T1" style:family="text">
      <style:text-properties officeooo:rsid="000a8ba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trospectiva(20/12/2017)</text:p>
      <text:p text:style-name="P1"/>
      <text:list xml:id="list1965532072" text:style-name="L1">
        <text:list-item>
          <text:p text:style-name="P2">Aspectos que han ido bien:</text:p>
          <text:p text:style-name="P2"/>
          <text:list>
            <text:list-item>
              <text:p text:style-name="P2">El control que hemos tenido del trabajo usando Github, tanto a nivel de código como de tareas realizadas, en proceso y por realizar ha sido bastante positivo.</text:p>
            </text:list-item>
            <text:list-item>
              <text:p text:style-name="P2">El grupo ha funcionado muy bien, nos hemos entendido perfectamente y el reparto del trabajo ha sido equilibrado. Hemos aprovechado la tecnología móvil para comunicarnos de forma más ágil y el tablero de Kanban también ha ayudado.</text:p>
            </text:list-item>
            <text:list-item>
              <text:p text:style-name="P2">La metodología nos ha obligado a trabajar de forma más o menos continua, teniendo en cuenta, que cada uno de los integrantes tiene otras obligaciones y no se trata de un trabajo con horario concreto.</text:p>
              <text:p text:style-name="P2"/>
            </text:list-item>
          </text:list>
        </text:list-item>
        <text:list-item>
          <text:p text:style-name="P2">Aspectos a mejorar:</text:p>
          <text:p text:style-name="P2"/>
          <text:list>
            <text:list-item>
              <text:p text:style-name="P2">Hemos visto que el tener que esperar en los Pull Request a que confirmen ambos integrantes provocaba cuellos de botella, ya que, no coincidimos normalmente en horario y ha provocado que un recurso tuviera que estar parado mientras tanto. <text:span text:style-name="T1">Sería un punto a mejorar, flexibilizando dicho aspecto.</text:span></text:p>
            </text:list-item>
            <text:list-item>
              <text:p text:style-name="P3">Ha habido un problema de estimación de algunas historias que ha provocado retrasos que se pueden comprobar en la gráfica burndown, esos problemas de estimación, han provocado que no finalicemos todo lo pactado con el cliente. Debemos aprender de las desviaciones que estamos teniendo para estimar mejor en futuros sprints.</text:p>
              <text:p text:style-name="P3"/>
            </text:list-item>
          </text:list>
        </text:list-item>
        <text:list-item>
          <text:p text:style-name="P3">Para el futuro:</text:p>
          <text:p text:style-name="P3"/>
          <text:list>
            <text:list-item>
              <text:p text:style-name="P3">Completar la funcionalidad de filtrado.</text:p>
            </text:list-item>
            <text:list-item>
              <text:p text:style-name="P3">Realizar un dashboard con datos significativos y navegables respecto a tableros y tareas.</text:p>
            </text:list-item>
            <text:list-item>
              <text:p text:style-name="P3">Realizar columnas para trabajo por estados y rediseñar el aspecto de las tareas que podrían etiquetas.</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0T11:39:50.393535485</meta:creation-date>
    <dc:date>2017-12-20T12:01:18.508159898</dc:date>
    <meta:editing-duration>PT1M7S</meta:editing-duration>
    <meta:editing-cycles>1</meta:editing-cycles>
    <meta:document-statistic meta:table-count="0" meta:image-count="0" meta:object-count="0" meta:page-count="1" meta:paragraph-count="17" meta:word-count="258" meta:character-count="1532" meta:non-whitespace-character-count="1302"/>
    <meta:generator>LibreOffice/5.3.1.2$Linux_X86_64 LibreOffice_project/30m0$Build-2</meta:generator>
  </office:meta>
</office:document-meta>
</file>